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d17" officeooo:paragraph-rsid="000efd17"/>
    </style:style>
    <style:style style:name="P2" style:family="paragraph" style:parent-style-name="Standard">
      <style:text-properties officeooo:rsid="000fc084" officeooo:paragraph-rsid="000fc0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ap: search for the best swap</text:p>
      <text:p text:style-name="P1"/>
      <text:p text:style-name="P1">2-Opt: gucken wo das sinn machst. See which car could pick it up given time range and deliver on time.</text:p>
      <text:p text:style-name="P1"/>
      <text:p text:style-name="P2">More variation operators often in the beginning then less often.. with coolingschedule..</text:p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45:18.605050428</meta:creation-date>
    <meta:editing-duration>PT8M48S</meta:editing-duration>
    <meta:editing-cycles>2</meta:editing-cycles>
    <meta:generator>LibreOffice/5.1.6.2$Linux_X86_64 LibreOffice_project/10m0$Build-2</meta:generator>
    <dc:date>2018-05-09T23:04:05.174373124</dc:date>
    <meta:document-statistic meta:table-count="0" meta:image-count="0" meta:object-count="0" meta:page-count="1" meta:paragraph-count="4" meta:word-count="38" meta:character-count="221" meta:non-whitespace-character-count="185"/>
  </office:meta>
</office:document-meta>
</file>